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2C39E7B1.png" manifest:media-type="image/png"/>
  <manifest:file-entry manifest:full-path="Pictures/10000000000004630000031AF31BB6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52cm, 0cm, 1.425cm, 1.198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863cm, 1.563cm, 1.018cm, 1.37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06cm" svg:height="9.442cm" svg:x="15.062cm" svg:y="1cm">
          <draw:image xlink:href="Pictures/10000000000004630000031AF31BB601.png" xlink:type="simple" xlink:show="embed" xlink:actuate="onLoad">
            <text:p/>
          </draw:image>
        </draw:frame>
        <draw:frame draw:style-name="gr2" draw:text-style-name="P1" draw:layer="layout" svg:width="13.433cm" svg:height="9.337cm" svg:x="0.956cm" svg:y="1.188cm">
          <draw:image xlink:href="Pictures/10000000000004630000031A2C39E7B1.png" xlink:type="simple" xlink:show="embed" xlink:actuate="onLoad">
            <text:p/>
          </draw:image>
        </draw:frame>
        <draw:frame draw:style-name="gr3" draw:text-style-name="P2" draw:layer="layout" svg:width="1.778cm" svg:height="1.52cm" svg:x="1.1cm" svg:y="1.143cm">
          <draw:text-box>
            <text:p><text:span text:style-name="T1">A)</text:span></text:p>
          </draw:text-box>
        </draw:frame>
        <draw:frame draw:style-name="gr3" draw:text-style-name="P2" draw:layer="layout" svg:width="1.778cm" svg:height="1.52cm" svg:x="15.1cm" svg:y="1.143cm">
          <draw:text-box>
            <text:p><text:span text:style-name="T1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ein Group</meta:initial-creator>
    <meta:creation-date>2015-06-12T16:02:19</meta:creation-date>
    <dc:date>2016-04-05T01:50:35.362543151</dc:date>
    <meta:editing-duration>PT5M22S</meta:editing-duration>
    <meta:editing-cycles>7</meta:editing-cycles>
    <meta:generator>LibreOffice/4.2.8.2$Linux_X86_64 LibreOffice_project/420m0$Build-2</meta:generator>
    <meta:document-statistic meta:object-count="4"/>
  </office:meta>
</office:document-meta>
</file>